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4528in"/>
    </style:style>
    <style:style style:name="co4" style:family="table-column">
      <style:table-column-properties fo:break-before="auto" style:column-width="1.9047in"/>
    </style:style>
    <style:style style:name="co5" style:family="table-column">
      <style:table-column-properties fo:break-before="auto" style:column-width="1.151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</office:automatic-styles>
  <office:body>
    <office:spreadsheet>
      <table:table table:name="consumabl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</table:table>
      <table:table table:name="equipment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  <table:table-row table:style-name="ro2">
          <table:table-cell office:value-type="string">
            <text:p>spin coater</text:p>
          </table:table-cell>
          <table:table-cell table:number-columns-repeated="2"/>
        </table:table-row>
        <table:table-row table:style-name="ro2">
          <table:table-cell office:value-type="string">
            <text:p>ellipsometer</text:p>
          </table:table-cell>
          <table:table-cell table:number-columns-repeated="2"/>
        </table:table-row>
        <table:table-row table:style-name="ro1">
          <table:table-cell office:value-type="string">
            <text:p>sputtering machine</text:p>
          </table:table-cell>
          <table:table-cell table:number-columns-repeated="2"/>
        </table:table-row>
      </table:table>
      <table:table table:name="optics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  <table:table-cell/>
        </table:table-row>
        <table:table-row table:style-name="ro2">
          <table:table-cell office:value-type="string">
            <text:p>BK7 hemisphere</text:p>
          </table:table-cell>
          <table:table-cell/>
          <table:table-cell office:value-type="string">
            <text:p>Thorlabs</text:p>
          </table:table-cell>
          <table:table-cell/>
        </table:table-row>
        <table:table-row table:style-name="ro2">
          <table:table-cell office:value-type="string">
            <text:p>laser</text:p>
          </table:table-cell>
          <table:table-cell/>
          <table:table-cell office:value-type="string">
            <text:p>Thorlabs</text:p>
          </table:table-cell>
          <table:table-cell/>
        </table:table-row>
        <table:table-row table:style-name="ro2">
          <table:table-cell office:value-type="string">
            <text:p>LAH79 hemisphere</text:p>
          </table:table-cell>
          <table:table-cell table:style-name="ce1" office:value-type="string">
            <text:p>NT90-861</text:p>
          </table:table-cell>
          <table:table-cell office:value-type="string">
            <text:p>Edmund Optics</text:p>
          </table:table-cell>
          <table:table-cell table:style-name="ce1"/>
        </table:table-row>
      </table:table>
      <table:table table:name="tools" table:style-name="ta1" table:print="false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  <table:table-row table:style-name="ro2">
          <table:table-cell office:value-type="string">
            <text:p>1mm biopsy punch</text:p>
          </table:table-cell>
          <table:table-cell table:style-name="ce1" office:value-type="string">
            <text:p><text:s text:c="2"/>396-327400</text:p>
          </table:table-cell>
          <table:table-cell office:value-type="string">
            <text:p>Mercateo</text:p>
          </table:table-cell>
        </table:table-row>
      </table:table>
      <table:table table:name="chemicals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  <table:table-row table:style-name="ro2">
          <table:table-cell office:value-type="string">
            <text:p>Cytop</text:p>
          </table:table-cell>
          <table:table-cell office:value-type="string">
            <text:p>CTX-809</text:p>
          </table:table-cell>
          <table:table-cell office:value-type="string">
            <text:p>AGC Chemicals</text:p>
          </table:table-cell>
        </table:table-row>
        <table:table-row table:style-name="ro2">
          <table:table-cell office:value-type="string">
            <text:p>Cytop Solvent</text:p>
          </table:table-cell>
          <table:table-cell office:value-type="string">
            <text:p>XXX-180</text:p>
          </table:table-cell>
          <table:table-cell office:value-type="string">
            <text:p>AGC Chemicals</text:p>
          </table:table-cell>
        </table:table-row>
        <table:table-row table:style-name="ro1">
          <table:table-cell office:value-type="string">
            <text:p>3-Aminopropyltriethoxysilane</text:p>
          </table:table-cell>
          <table:table-cell table:number-columns-repeated="2"/>
        </table:table-row>
        <table:table-row table:style-name="ro1">
          <table:table-cell office:value-type="string">
            <text:p>PD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11/28/2012</text:date>, <text:time>13:3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3:30:15</meta:creation-date>
    <meta:generator>OpenOffice.org/3.4.1$Unix OpenOffice.org_project/341m1$Build-9593</meta:generator>
    <dc:date>2012-11-28T13:35:51</dc:date>
    <meta:editing-duration>PT5M36S</meta:editing-duration>
    <meta:editing-cycles>1</meta:editing-cycles>
    <meta:document-statistic meta:table-count="5" meta:cell-count="36" meta:object-count="0"/>
  </office:meta>
</office:document-meta>
</file>